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6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89886" calcext:value-type="float">
            <text:p><text:s text:c="3"/>89,886</text:p>
          </table:table-cell>
          <table:table-cell table:style-name="ce36" office:value-type="float" office:value="3607" calcext:value-type="float">
            <text:p><text:s text:c="3"/>3,607</text:p>
          </table:table-cell>
          <table:table-cell table:style-name="ce36" office:value-type="float" office:value="8731" calcext:value-type="float">
            <text:p><text:s text:c="3"/>8,731</text:p>
          </table:table-cell>
          <table:table-cell table:style-name="ce36" office:value-type="float" office:value="6569" calcext:value-type="float">
            <text:p><text:s text:c="3"/>6,569</text:p>
          </table:table-cell>
          <table:table-cell table:style-name="ce36" office:value-type="float" office:value="3095" calcext:value-type="float">
            <text:p><text:s text:c="3"/>3,095</text:p>
          </table:table-cell>
          <table:table-cell table:style-name="ce36" office:value-type="float" office:value="1858" calcext:value-type="float">
            <text:p><text:s text:c="3"/>1,858</text:p>
          </table:table-cell>
          <table:table-cell table:style-name="ce36" office:value-type="float" office:value="2917" calcext:value-type="float">
            <text:p><text:s text:c="3"/>2,917</text:p>
          </table:table-cell>
          <table:table-cell table:style-name="ce36" office:value-type="float" office:value="10100" calcext:value-type="float">
            <text:p><text:s text:c="3"/>10,100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6663" calcext:value-type="float">
            <text:p><text:s text:c="3"/>6,663</text:p>
          </table:table-cell>
          <table:table-cell table:style-name="ce36" office:value-type="float" office:value="44253" calcext:value-type="float">
            <text:p><text:s text:c="3"/>44,253</text:p>
          </table:table-cell>
          <table:table-cell table:style-name="ce36" office:value-type="float" office:value="1829" calcext:value-type="float">
            <text:p><text:s text:c="3"/>1,82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88294" calcext:value-type="float">
            <text:p><text:s text:c="3"/>88,294</text:p>
          </table:table-cell>
          <table:table-cell table:style-name="ce36" office:value-type="float" office:value="3801" calcext:value-type="float">
            <text:p><text:s text:c="3"/>3,801</text:p>
          </table:table-cell>
          <table:table-cell table:style-name="ce36" office:value-type="float" office:value="8654" calcext:value-type="float">
            <text:p><text:s text:c="3"/>8,654</text:p>
          </table:table-cell>
          <table:table-cell table:style-name="ce36" office:value-type="float" office:value="7083" calcext:value-type="float">
            <text:p><text:s text:c="3"/>7,083</text:p>
          </table:table-cell>
          <table:table-cell table:style-name="ce36" office:value-type="float" office:value="3611" calcext:value-type="float">
            <text:p><text:s text:c="3"/>3,611</text:p>
          </table:table-cell>
          <table:table-cell table:style-name="ce36" office:value-type="float" office:value="1841" calcext:value-type="float">
            <text:p><text:s text:c="3"/>1,841</text:p>
          </table:table-cell>
          <table:table-cell table:style-name="ce36" office:value-type="float" office:value="2746" calcext:value-type="float">
            <text:p><text:s text:c="3"/>2,746</text:p>
          </table:table-cell>
          <table:table-cell table:style-name="ce36" office:value-type="float" office:value="8851" calcext:value-type="float">
            <text:p><text:s text:c="3"/>8,851</text:p>
          </table:table-cell>
          <table:table-cell table:style-name="ce36" office:value-type="float" office:value="742" calcext:value-type="float">
            <text:p><text:s text:c="3"/>742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662" calcext:value-type="float">
            <text:p><text:s text:c="3"/>6,662</text:p>
          </table:table-cell>
          <table:table-cell table:style-name="ce36" office:value-type="float" office:value="44253" calcext:value-type="float">
            <text:p><text:s text:c="3"/>44,25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7" office:value-type="float" office:value="1592" calcext:value-type="float">
            <text:p>1,592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0632" calcext:value-type="float">
            <text:p><text:s text:c="3"/>40,632</text:p>
          </table:table-cell>
          <table:table-cell table:style-name="ce36" office:value-type="float" office:value="1597" calcext:value-type="float">
            <text:p><text:s text:c="3"/>1,597</text:p>
          </table:table-cell>
          <table:table-cell table:style-name="ce36" office:value-type="float" office:value="4073" calcext:value-type="float">
            <text:p><text:s text:c="3"/>4,073</text:p>
          </table:table-cell>
          <table:table-cell table:style-name="ce36" office:value-type="float" office:value="3132" calcext:value-type="float">
            <text:p><text:s text:c="3"/>3,132</text:p>
          </table:table-cell>
          <table:table-cell table:style-name="ce36" office:value-type="float" office:value="1409" calcext:value-type="float">
            <text:p><text:s text:c="3"/>1,409</text:p>
          </table:table-cell>
          <table:table-cell table:style-name="ce36" office:value-type="float" office:value="798" calcext:value-type="float">
            <text:p><text:s text:c="3"/>798</text:p>
          </table:table-cell>
          <table:table-cell table:style-name="ce36" office:value-type="float" office:value="1404" calcext:value-type="float">
            <text:p><text:s text:c="3"/>1,404</text:p>
          </table:table-cell>
          <table:table-cell table:style-name="ce36" office:value-type="float" office:value="4633" calcext:value-type="float">
            <text:p><text:s text:c="3"/>4,63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2988" calcext:value-type="float">
            <text:p><text:s text:c="3"/>2,988</text:p>
          </table:table-cell>
          <table:table-cell table:style-name="ce36" office:value-type="float" office:value="19969" calcext:value-type="float">
            <text:p><text:s text:c="3"/>19,969</text:p>
          </table:table-cell>
          <table:table-cell table:style-name="ce36" office:value-type="float" office:value="472" calcext:value-type="float">
            <text:p><text:s text:c="3"/>47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0248" calcext:value-type="float">
            <text:p><text:s text:c="3"/>40,248</text:p>
          </table:table-cell>
          <table:table-cell table:style-name="ce36" office:value-type="float" office:value="1673" calcext:value-type="float">
            <text:p><text:s text:c="3"/>1,673</text:p>
          </table:table-cell>
          <table:table-cell table:style-name="ce36" office:value-type="float" office:value="4014" calcext:value-type="float">
            <text:p><text:s text:c="3"/>4,014</text:p>
          </table:table-cell>
          <table:table-cell table:style-name="ce36" office:value-type="float" office:value="3227" calcext:value-type="float">
            <text:p><text:s text:c="3"/>3,227</text:p>
          </table:table-cell>
          <table:table-cell table:style-name="ce36" office:value-type="float" office:value="1633" calcext:value-type="float">
            <text:p><text:s text:c="3"/>1,633</text:p>
          </table:table-cell>
          <table:table-cell table:style-name="ce36" office:value-type="float" office:value="845" calcext:value-type="float">
            <text:p><text:s text:c="3"/>845</text:p>
          </table:table-cell>
          <table:table-cell table:style-name="ce36" office:value-type="float" office:value="1239" calcext:value-type="float">
            <text:p><text:s text:c="3"/>1,239</text:p>
          </table:table-cell>
          <table:table-cell table:style-name="ce36" office:value-type="float" office:value="4263" calcext:value-type="float">
            <text:p><text:s text:c="3"/>4,263</text:p>
          </table:table-cell>
          <table:table-cell table:style-name="ce36" office:value-type="float" office:value="381" calcext:value-type="float">
            <text:p><text:s text:c="3"/>38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988" calcext:value-type="float">
            <text:p><text:s text:c="3"/>2,988</text:p>
          </table:table-cell>
          <table:table-cell table:style-name="ce36" office:value-type="float" office:value="19969" calcext:value-type="float">
            <text:p><text:s text:c="3"/>19,969</text:p>
          </table:table-cell>
          <table:table-cell table:number-columns-repeated="2" table:style-name="ce36" office:value-type="float" office:value="8" calcext:value-type="float">
            <text:p><text:s text:c="3"/>8</text:p>
          </table:table-cell>
          <table:table-cell table:style-name="ce58" office:value-type="float" office:value="384" calcext:value-type="float">
            <text:p>38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9254" calcext:value-type="float">
            <text:p><text:s text:c="3"/>49,254</text:p>
          </table:table-cell>
          <table:table-cell table:style-name="ce37" office:value-type="float" office:value="2010" calcext:value-type="float">
            <text:p><text:s text:c="3"/>2,010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3437" calcext:value-type="float">
            <text:p><text:s text:c="3"/>3,437</text:p>
          </table:table-cell>
          <table:table-cell table:style-name="ce37" office:value-type="float" office:value="1686" calcext:value-type="float">
            <text:p><text:s text:c="3"/>1,686</text:p>
          </table:table-cell>
          <table:table-cell table:style-name="ce37" office:value-type="float" office:value="1060" calcext:value-type="float">
            <text:p><text:s text:c="3"/>1,060</text:p>
          </table:table-cell>
          <table:table-cell table:style-name="ce37" office:value-type="float" office:value="1513" calcext:value-type="float">
            <text:p><text:s text:c="3"/>1,513</text:p>
          </table:table-cell>
          <table:table-cell table:style-name="ce37" office:value-type="float" office:value="5467" calcext:value-type="float">
            <text:p><text:s text:c="3"/>5,467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675" calcext:value-type="float">
            <text:p><text:s text:c="3"/>3,675</text:p>
          </table:table-cell>
          <table:table-cell table:style-name="ce37" office:value-type="float" office:value="24284" calcext:value-type="float">
            <text:p><text:s text:c="3"/>24,284</text:p>
          </table:table-cell>
          <table:table-cell table:style-name="ce37" office:value-type="float" office:value="1357" calcext:value-type="float">
            <text:p><text:s text:c="3"/>1,35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8046" calcext:value-type="float">
            <text:p><text:s text:c="3"/>48,046</text:p>
          </table:table-cell>
          <table:table-cell table:style-name="ce37" office:value-type="float" office:value="2128" calcext:value-type="float">
            <text:p><text:s text:c="3"/>2,128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856" calcext:value-type="float">
            <text:p><text:s text:c="3"/>3,856</text:p>
          </table:table-cell>
          <table:table-cell table:style-name="ce37" office:value-type="float" office:value="1978" calcext:value-type="float">
            <text:p><text:s text:c="3"/>1,978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1507" calcext:value-type="float">
            <text:p><text:s text:c="3"/>1,507</text:p>
          </table:table-cell>
          <table:table-cell table:style-name="ce37" office:value-type="float" office:value="4588" calcext:value-type="float">
            <text:p><text:s text:c="3"/>4,588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674" calcext:value-type="float">
            <text:p><text:s text:c="3"/>3,674</text:p>
          </table:table-cell>
          <table:table-cell table:style-name="ce37" office:value-type="float" office:value="24284" calcext:value-type="float">
            <text:p><text:s text:c="3"/>24,28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59" office:value-type="float" office:value="1208" calcext:value-type="float">
            <text:p>1,20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6728" calcext:value-type="float">
            <text:p>16,728</text:p>
          </table:table-cell>
          <table:table-cell table:style-name="ce38" office:value-type="float" office:value="768" calcext:value-type="float">
            <text:p>7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67" calcext:value-type="float">
            <text:p>4,267</text:p>
          </table:table-cell>
          <table:table-cell table:style-name="ce38" office:value-type="float" office:value="428" calcext:value-type="float">
            <text:p>428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3263" calcext:value-type="float">
            <text:p>3,263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891" calcext:value-type="float">
            <text:p>6,891</text:p>
          </table:table-cell>
          <table:table-cell table:style-name="ce38" office:value-type="float" office:value="414" calcext:value-type="float">
            <text:p>4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430" calcext:value-type="float">
            <text:p>16,430</text:p>
          </table:table-cell>
          <table:table-cell table:style-name="ce38" office:value-type="float" office:value="803" calcext:value-type="float">
            <text:p>8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48" calcext:value-type="float">
            <text:p>4,248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3370" calcext:value-type="float">
            <text:p>3,370</text:p>
          </table:table-cell>
          <table:table-cell table:style-name="ce38" office:value-type="float" office:value="209" calcext:value-type="float">
            <text:p>20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891" calcext:value-type="float">
            <text:p>6,8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298" calcext:value-type="float">
            <text:p>298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578" calcext:value-type="float">
            <text:p>7,578</text:p>
          </table:table-cell>
          <table:table-cell table:style-name="ce39" office:value-type="float" office:value="356" calcext:value-type="float">
            <text:p>3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09" calcext:value-type="float">
            <text:p>2,009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513" calcext:value-type="float">
            <text:p>1,513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77" calcext:value-type="float">
            <text:p>3,077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07" calcext:value-type="float">
            <text:p>7,507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09" calcext:value-type="float">
            <text:p>1,909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1656" calcext:value-type="float">
            <text:p>1,656</text:p>
          </table:table-cell>
          <table:table-cell table:style-name="ce39" office:value-type="float" office:value="101" calcext:value-type="float">
            <text:p>10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077" calcext:value-type="float">
            <text:p>3,07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1" office:value-type="float" office:value="71" calcext:value-type="float">
            <text:p>7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9150" calcext:value-type="float">
            <text:p>9,150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58" calcext:value-type="float">
            <text:p>2,258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14" calcext:value-type="float">
            <text:p>3,814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23" calcext:value-type="float">
            <text:p>8,923</text:p>
          </table:table-cell>
          <table:table-cell table:style-name="ce40" office:value-type="float" office:value="448" calcext:value-type="float">
            <text:p>4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714" calcext:value-type="float">
            <text:p>1,714</text:p>
          </table:table-cell>
          <table:table-cell table:style-name="ce40" office:value-type="float" office:value="108" calcext:value-type="float">
            <text:p>10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14" calcext:value-type="float">
            <text:p>3,81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227" calcext:value-type="float">
            <text:p>227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820" calcext:value-type="float">
            <text:p>13,820</text:p>
          </table:table-cell>
          <table:table-cell table:style-name="ce38" office:value-type="float" office:value="1321" calcext:value-type="float">
            <text:p>1,321</text:p>
          </table:table-cell>
          <table:table-cell table:style-name="ce38" office:value-type="float" office:value="4248" calcext:value-type="float">
            <text:p>4,2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1906" calcext:value-type="float">
            <text:p>1,906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44" calcext:value-type="float">
            <text:p>5,044</text:p>
          </table:table-cell>
          <table:table-cell table:style-name="ce38" office:value-type="float" office:value="371" calcext:value-type="float">
            <text:p>37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814" calcext:value-type="float">
            <text:p>12,814</text:p>
          </table:table-cell>
          <table:table-cell table:style-name="ce38" office:value-type="float" office:value="1193" calcext:value-type="float">
            <text:p>1,193</text:p>
          </table:table-cell>
          <table:table-cell table:style-name="ce38" office:value-type="float" office:value="4266" calcext:value-type="float">
            <text:p>4,2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1562" calcext:value-type="float">
            <text:p>1,562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044" calcext:value-type="float">
            <text:p>5,04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1006" calcext:value-type="float">
            <text:p>1,006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257" calcext:value-type="float">
            <text:p>6,257</text:p>
          </table:table-cell>
          <table:table-cell table:style-name="ce39" office:value-type="float" office:value="563" calcext:value-type="float">
            <text:p>563</text:p>
          </table:table-cell>
          <table:table-cell table:style-name="ce39" office:value-type="float" office:value="1909" calcext:value-type="float">
            <text:p>1,9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890" calcext:value-type="float">
            <text:p>890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29" calcext:value-type="float">
            <text:p>2,329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938" calcext:value-type="float">
            <text:p>5,938</text:p>
          </table:table-cell>
          <table:table-cell table:style-name="ce39" office:value-type="float" office:value="477" calcext:value-type="float">
            <text:p>477</text:p>
          </table:table-cell>
          <table:table-cell table:style-name="ce39" office:value-type="float" office:value="2008" calcext:value-type="float">
            <text:p>2,0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778" calcext:value-type="float">
            <text:p>778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29" calcext:value-type="float">
            <text:p>2,32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319" calcext:value-type="float">
            <text:p>31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563" calcext:value-type="float">
            <text:p>7,563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016" calcext:value-type="float">
            <text:p>1,016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15" calcext:value-type="float">
            <text:p>2,715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76" calcext:value-type="float">
            <text:p>6,876</text:p>
          </table:table-cell>
          <table:table-cell table:style-name="ce40" office:value-type="float" office:value="716" calcext:value-type="float">
            <text:p>716</text:p>
          </table:table-cell>
          <table:table-cell table:style-name="ce40" office:value-type="float" office:value="2258" calcext:value-type="float">
            <text:p>2,2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784" calcext:value-type="float">
            <text:p>784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15" calcext:value-type="float">
            <text:p>2,71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687" calcext:value-type="float">
            <text:p>687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1224" calcext:value-type="float">
            <text:p>11,224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2369" calcext:value-type="float">
            <text:p>2,369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30" calcext:value-type="float">
            <text:p>7,130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652" calcext:value-type="float">
            <text:p>10,652</text:p>
          </table:table-cell>
          <table:table-cell table:style-name="ce38" office:value-type="float" office:value="425" calcext:value-type="float">
            <text:p>425</text:p>
          </table:table-cell>
          <table:table-cell table:style-name="ce38" office:value-type="float" office:value="428" calcext:value-type="float">
            <text:p>428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1837" calcext:value-type="float">
            <text:p>1,837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30" calcext:value-type="float">
            <text:p>7,13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3" office:value-type="float" office:value="572" calcext:value-type="float">
            <text:p>572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005" calcext:value-type="float">
            <text:p>5,005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060" calcext:value-type="float">
            <text:p>1,06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03" calcext:value-type="float">
            <text:p>3,203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18" calcext:value-type="float">
            <text:p>4,818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03" calcext:value-type="float">
            <text:p>3,20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187" calcext:value-type="float">
            <text:p>18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219" calcext:value-type="float">
            <text:p>6,219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27" calcext:value-type="float">
            <text:p>3,927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834" calcext:value-type="float">
            <text:p>5,834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27" calcext:value-type="float">
            <text:p>3,92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385" calcext:value-type="float">
            <text:p>38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5876" calcext:value-type="float">
            <text:p>5,876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2" calcext:value-type="float">
            <text:p>572</text:p>
          </table:table-cell>
          <table:table-cell table:style-name="ce38" office:value-type="float" office:value="779" calcext:value-type="float">
            <text:p>779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767" calcext:value-type="float">
            <text:p>3,767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18" calcext:value-type="float">
            <text:p>5,818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6" calcext:value-type="float">
            <text:p>526</text:p>
          </table:table-cell>
          <table:table-cell table:style-name="ce38" office:value-type="float" office:value="664" calcext:value-type="float">
            <text:p>664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767" calcext:value-type="float">
            <text:p>3,76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58" calcext:value-type="float">
            <text:p>58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640" calcext:value-type="float">
            <text:p>2,640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90" calcext:value-type="float">
            <text:p>1,69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74" calcext:value-type="float">
            <text:p>2,574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90" calcext:value-type="float">
            <text:p>1,69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66" calcext:value-type="float">
            <text:p>6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236" calcext:value-type="float">
            <text:p>3,236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77" calcext:value-type="float">
            <text:p>2,077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44" calcext:value-type="float">
            <text:p>3,244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77" calcext:value-type="float">
            <text:p>2,07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-8" calcext:value-type="float">
            <text:p><text:s text:c="7"/>－8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0367" calcext:value-type="float">
            <text:p>10,367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526" calcext:value-type="float">
            <text:p>5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88" calcext:value-type="float">
            <text:p>1,488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21" calcext:value-type="float">
            <text:p>7,121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375" calcext:value-type="float">
            <text:p>10,375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572" calcext:value-type="float">
            <text:p>5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20" calcext:value-type="float">
            <text:p>1,320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121" calcext:value-type="float">
            <text:p>7,12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-8" calcext:value-type="float">
            <text:p><text:s text:c="7"/>－8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4718" calcext:value-type="float">
            <text:p>4,718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7" calcext:value-type="float">
            <text:p>677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81" calcext:value-type="float">
            <text:p>3,28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31" calcext:value-type="float">
            <text:p>4,831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52" calcext:value-type="float">
            <text:p>652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81" calcext:value-type="float">
            <text:p>3,28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4" office:value-type="float" office:value="-113" calcext:value-type="float">
            <text:p><text:s text:c="7"/>－113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5649" calcext:value-type="float">
            <text:p>5,649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1" calcext:value-type="float">
            <text:p>811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40" calcext:value-type="float">
            <text:p>3,840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544" calcext:value-type="float">
            <text:p>5,544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40" calcext:value-type="float">
            <text:p>3,84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105" calcext:value-type="float">
            <text:p>105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0880" calcext:value-type="float">
            <text:p>30,880</text:p>
          </table:table-cell>
          <table:table-cell table:style-name="ce38" office:value-type="float" office:value="694" calcext:value-type="float">
            <text:p>694</text:p>
          </table:table-cell>
          <table:table-cell table:style-name="ce38" office:value-type="float" office:value="3370" calcext:value-type="float">
            <text:p>3,370</text:p>
          </table:table-cell>
          <table:table-cell table:style-name="ce38" office:value-type="float" office:value="1563" calcext:value-type="float">
            <text:p>1,563</text:p>
          </table:table-cell>
          <table:table-cell table:style-name="ce38" office:value-type="float" office:value="1837" calcext:value-type="float">
            <text:p>1,837</text:p>
          </table:table-cell>
          <table:table-cell table:style-name="ce38" office:value-type="float" office:value="664" calcext:value-type="float">
            <text:p>664</text:p>
          </table:table-cell>
          <table:table-cell table:style-name="ce38" office:value-type="float" office:value="1320" calcext:value-type="float">
            <text:p>1,3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661" calcext:value-type="float">
            <text:p>6,661</text:p>
          </table:table-cell>
          <table:table-cell table:style-name="ce38" office:value-type="float" office:value="14071" calcext:value-type="float">
            <text:p>14,071</text:p>
          </table:table-cell>
          <table:table-cell table:style-name="ce38" office:value-type="float" office:value="601" calcext:value-type="float">
            <text:p>6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703" calcext:value-type="float">
            <text:p>31,703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3263" calcext:value-type="float">
            <text:p>3,263</text:p>
          </table:table-cell>
          <table:table-cell table:style-name="ce38" office:value-type="float" office:value="1906" calcext:value-type="float">
            <text:p>1,906</text:p>
          </table:table-cell>
          <table:table-cell table:style-name="ce38" office:value-type="float" office:value="2369" calcext:value-type="float">
            <text:p>2,369</text:p>
          </table:table-cell>
          <table:table-cell table:style-name="ce38" office:value-type="float" office:value="779" calcext:value-type="float">
            <text:p>779</text:p>
          </table:table-cell>
          <table:table-cell table:style-name="ce38" office:value-type="float" office:value="1488" calcext:value-type="float">
            <text:p>1,4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5" calcext:value-type="float">
            <text:p>2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660" calcext:value-type="float">
            <text:p>6,660</text:p>
          </table:table-cell>
          <table:table-cell table:style-name="ce38" office:value-type="float" office:value="14071" calcext:value-type="float">
            <text:p>14,07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63" office:value-type="float" office:value="-823" calcext:value-type="float">
            <text:p><text:s text:c="7"/>－823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3948" calcext:value-type="float">
            <text:p>13,948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1656" calcext:value-type="float">
            <text:p>1,656</text:p>
          </table:table-cell>
          <table:table-cell table:style-name="ce39" office:value-type="float" office:value="779" calcext:value-type="float">
            <text:p>779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988" calcext:value-type="float">
            <text:p>2,988</text:p>
          </table:table-cell>
          <table:table-cell table:style-name="ce39" office:value-type="float" office:value="6286" calcext:value-type="float">
            <text:p>6,286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316" calcext:value-type="float">
            <text:p>14,316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1513" calcext:value-type="float">
            <text:p>1,513</text:p>
          </table:table-cell>
          <table:table-cell table:style-name="ce39" office:value-type="float" office:value="890" calcext:value-type="float">
            <text:p>890</text:p>
          </table:table-cell>
          <table:table-cell table:style-name="ce39" office:value-type="float" office:value="1060" calcext:value-type="float">
            <text:p>1,060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677" calcext:value-type="float">
            <text:p>6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88" calcext:value-type="float">
            <text:p>2,988</text:p>
          </table:table-cell>
          <table:table-cell table:style-name="ce39" office:value-type="float" office:value="6286" calcext:value-type="float">
            <text:p>6,28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64" office:value-type="float" office:value="-368" calcext:value-type="float">
            <text:p><text:s text:c="7"/>－368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6932" calcext:value-type="float">
            <text:p>16,932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1714" calcext:value-type="float">
            <text:p>1,714</text:p>
          </table:table-cell>
          <table:table-cell table:style-name="ce40" office:value-type="float" office:value="784" calcext:value-type="float">
            <text:p>784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73" calcext:value-type="float">
            <text:p>3,673</text:p>
          </table:table-cell>
          <table:table-cell table:style-name="ce40" office:value-type="float" office:value="7785" calcext:value-type="float">
            <text:p>7,785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387" calcext:value-type="float">
            <text:p>17,387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1016" calcext:value-type="float">
            <text:p>1,016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811" calcext:value-type="float">
            <text:p>8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72" calcext:value-type="float">
            <text:p>3,672</text:p>
          </table:table-cell>
          <table:table-cell table:style-name="ce40" office:value-type="float" office:value="7785" calcext:value-type="float">
            <text:p>7,78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65" office:value-type="float" office:value="-455" calcext:value-type="float">
            <text:p><text:s text:c="7"/>－45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2" calcext:value-type="float">
            <text:p>1,74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8" calcext:value-type="float">
            <text:p><text:s text:c="7"/>－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11" calcext:value-type="float">
            <text:p>11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427" calcext:value-type="float">
            <text:p>8,427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477" calcext:value-type="float">
            <text:p>1,477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4038" calcext:value-type="float">
            <text:p>4,038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14" calcext:value-type="float">
            <text:p>7,814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4038" calcext:value-type="float">
            <text:p>4,03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613" calcext:value-type="float">
            <text:p>61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863" calcext:value-type="float">
            <text:p>3,86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office:value-type="float" office:value="1794" calcext:value-type="float">
            <text:p>1,79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17" calcext:value-type="float">
            <text:p>3,517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1794" calcext:value-type="float">
            <text:p>1,79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346" calcext:value-type="float">
            <text:p>346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564" calcext:value-type="float">
            <text:p>4,564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2244" calcext:value-type="float">
            <text:p>2,244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97" calcext:value-type="float">
            <text:p>4,297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592" calcext:value-type="float">
            <text:p>592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2" calcext:value-type="float">
            <text:p>602</text:p>
          </table:table-cell>
          <table:table-cell table:style-name="ce43" office:value-type="float" office:value="2244" calcext:value-type="float">
            <text:p>2,24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267" calcext:value-type="float">
            <text:p>26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566" calcext:value-type="float">
            <text:p>56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2" table:style-name="ce41" office:value-type="float" office:value="97" calcext:value-type="float">
            <text:p>9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1" calcext:value-type="float">
            <text:p>761</text:p>
          </table:table-cell>
          <table:table-cell table:style-name="ce41" office:value-type="float" office:value="566" calcext:value-type="float">
            <text:p>56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278" calcext:value-type="float">
            <text:p>278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07" calcext:value-type="float">
            <text:p>90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3" calcext:value-type="float">
            <text:p>79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114" calcext:value-type="float">
            <text:p>114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301" calcext:value-type="float">
            <text:p>3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64" calcext:value-type="float">
            <text:p>16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86" calcext:value-type="float">
            <text:p>1,48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0" calcext:value-type="float">
            <text:p>1,51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4" calcext:value-type="float">
            <text:p><text:s text:c="7"/>－24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" calcext:value-type="float">
            <text:p>182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9" calcext:value-type="float">
            <text:p><text:s text:c="7"/>－1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6" calcext:value-type="float">
            <text:p>8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325" calcext:value-type="float">
            <text:p>3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" calcext:value-type="float">
            <text:p><text:s text:c="7"/>－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966" calcext:value-type="float">
            <text:p>2,96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04" calcext:value-type="float">
            <text:p>40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4" calcext:value-type="float">
            <text:p>524</text:p>
          </table:table-cell>
          <table:table-cell table:style-name="ce41" office:value-type="float" office:value="1608" calcext:value-type="float">
            <text:p>1,6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79" calcext:value-type="float">
            <text:p><text:s text:c="7"/>－379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87" calcext:value-type="float">
            <text:p>1,28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738" calcext:value-type="float">
            <text:p>73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738" calcext:value-type="float">
            <text:p>7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25" calcext:value-type="float">
            <text:p><text:s text:c="7"/>－22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79" calcext:value-type="float">
            <text:p>1,67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870" calcext:value-type="float">
            <text:p>87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3" calcext:value-type="float">
            <text:p>1,83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5" calcext:value-type="float">
            <text:p>305</text:p>
          </table:table-cell>
          <table:table-cell table:style-name="ce43" office:value-type="float" office:value="870" calcext:value-type="float">
            <text:p>8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54" calcext:value-type="float">
            <text:p><text:s text:c="7"/>－154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0" calcext:value-type="float">
            <text:p>1,74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674" calcext:value-type="float">
            <text:p>67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91" calcext:value-type="float">
            <text:p><text:s text:c="7"/>－19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322" calcext:value-type="float">
            <text:p>3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2" calcext:value-type="float">
            <text:p><text:s text:c="7"/>－12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352" calcext:value-type="float">
            <text:p>3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9" calcext:value-type="float">
            <text:p><text:s text:c="7"/>－6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69" calcext:value-type="float">
            <text:p>2,06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2" calcext:value-type="float">
            <text:p>2,28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13" calcext:value-type="float">
            <text:p><text:s text:c="7"/>－21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411" calcext:value-type="float">
            <text:p>41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9" calcext:value-type="float">
            <text:p><text:s text:c="7"/>－109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76" calcext:value-type="float">
            <text:p>1,17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0" calcext:value-type="float">
            <text:p>1,2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104" calcext:value-type="float">
            <text:p><text:s text:c="7"/>－104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2" calcext:value-type="float">
            <text:p>1,66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1" calcext:value-type="float">
            <text:p>671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265" calcext:value-type="float">
            <text:p><text:s text:c="7"/>－26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22" calcext:value-type="float">
            <text:p>6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147" calcext:value-type="float">
            <text:p><text:s text:c="7"/>－14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3" calcext:value-type="float">
            <text:p>89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237" calcext:value-type="float">
            <text:p>2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18" calcext:value-type="float">
            <text:p><text:s text:c="7"/>－11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596" calcext:value-type="float">
            <text:p>5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426" calcext:value-type="float">
            <text:p><text:s text:c="7"/>－42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11" calcext:value-type="float">
            <text:p>1,0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19" calcext:value-type="float">
            <text:p>5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6" calcext:value-type="float">
            <text:p>1,19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19" calcext:value-type="float">
            <text:p>51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85" calcext:value-type="float">
            <text:p><text:s text:c="7"/>－18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74" calcext:value-type="float">
            <text:p>1,17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5" calcext:value-type="float">
            <text:p>1,41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-241" calcext:value-type="float">
            <text:p><text:s text:c="7"/>－24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38" calcext:value-type="float">
            <text:p>2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7" calcext:value-type="float">
            <text:p><text:s text:c="7"/>－17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18" calcext:value-type="float">
            <text:p>1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9" calcext:value-type="float">
            <text:p><text:s text:c="7"/>－10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20" calcext:value-type="float">
            <text:p>1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8" calcext:value-type="float">
            <text:p><text:s text:c="7"/>－6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710" calcext:value-type="float">
            <text:p>7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4" calcext:value-type="float">
            <text:p><text:s text:c="7"/>－3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03" calcext:value-type="float">
            <text:p>3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" calcext:value-type="float">
            <text:p>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21" calcext:value-type="float">
            <text:p>7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407" calcext:value-type="float">
            <text:p>4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0" calcext:value-type="float">
            <text:p><text:s text:c="7"/>－4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51" calcext:value-type="float">
            <text:p>5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9" calcext:value-type="float">
            <text:p>4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1" calcext:value-type="float">
            <text:p>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" calcext:value-type="float">
            <text:p>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60" calcext:value-type="float">
            <text:p>1,66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889" calcext:value-type="float">
            <text:p>88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889" calcext:value-type="float">
            <text:p>88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37" calcext:value-type="float">
            <text:p><text:s text:c="7"/>－23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375" calcext:value-type="float">
            <text:p>3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2" calcext:value-type="float">
            <text:p><text:s text:c="7"/>－7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99" calcext:value-type="float">
            <text:p>89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514" calcext:value-type="float">
            <text:p>5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65" calcext:value-type="float">
            <text:p><text:s text:c="7"/>－16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61" calcext:value-type="float">
            <text:p>1,96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192" calcext:value-type="float">
            <text:p>19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6" calcext:value-type="float">
            <text:p>76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108" calcext:value-type="float">
            <text:p>10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3" calcext:value-type="float">
            <text:p>1,00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84" calcext:value-type="float">
            <text:p>8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4" calcext:value-type="float">
            <text:p><text:s text:c="7"/>－1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55" calcext:value-type="float">
            <text:p>1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" calcext:value-type="float">
            <text:p>5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5" calcext:value-type="float">
            <text:p>275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9" calcext:value-type="float">
            <text:p><text:s text:c="7"/>－19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991" calcext:value-type="float">
            <text:p>99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95" calcext:value-type="float">
            <text:p>29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2" calcext:value-type="float">
            <text:p>50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29" calcext:value-type="float">
            <text:p>2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489" calcext:value-type="float">
            <text:p>489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158" calcext:value-type="float">
            <text:p>158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222" calcext:value-type="float">
            <text:p>222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37" calcext:value-type="float">
            <text:p>1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8" calcext:value-type="float">
            <text:p>23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26" calcext:value-type="float">
            <text:p>1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67" calcext:value-type="float">
            <text:p>26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27" calcext:value-type="float">
            <text:p>2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76" calcext:value-type="float">
            <text:p>7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4" calcext:value-type="float">
            <text:p>2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422" calcext:value-type="float">
            <text:p>42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4" calcext:value-type="float">
            <text:p>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94" calcext:value-type="float">
            <text:p>19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0" calcext:value-type="float">
            <text:p>1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28" calcext:value-type="float">
            <text:p>22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7" calcext:value-type="float">
            <text:p>6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8" calcext:value-type="float">
            <text:p>28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9" calcext:value-type="float">
            <text:p>39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7月5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1.%E6%88%B6%E6%95%B8%E4%BA%BA%E5%8F%A3%E6%95%B8-101.06.xls'#$''.$G$5]"/>
        <table:named-expression table:name="出生" table:base-cell-address="$遷徙.$A$1" table:expression="['file:///D:/123/c62/01.%E6%88%B6%E6%95%B8%E4%BA%BA%E5%8F%A3%E6%95%B8-101.06.xls'#$''.$V$14:.$V$34]"/>
        <table:named-expression table:name="月底人口數" table:base-cell-address="$遷徙.$A$1" table:expression="['file:///D:/123/c62/01.%E6%88%B6%E6%95%B8%E4%BA%BA%E5%8F%A3%E6%95%B8-101.06.xls'#$''.$AT$14:.$AU$34]"/>
        <table:named-expression table:name="死亡" table:base-cell-address="$遷徙.$A$1" table:expression="['file:///D:/123/c62/01.%E6%88%B6%E6%95%B8%E4%BA%BA%E5%8F%A3%E6%95%B8-101.06.xls'#$''.$Y$14:.$Y$34]"/>
        <table:named-expression table:name="結婚" table:base-cell-address="$遷徙.$A$1" table:expression="['file:///D:/123/c62/01.%E6%88%B6%E6%95%B8%E4%BA%BA%E5%8F%A3%E6%95%B8-101.06.xls'#$''.$L$14:.$L$34]"/>
        <table:named-expression table:name="鄰數戶數" table:base-cell-address="$遷徙.$A$1" table:expression="['file:///D:/123/c62/01.%E6%88%B6%E6%95%B8%E4%BA%BA%E5%8F%A3%E6%95%B8-101.06.xls'#$''.$AQ$14:.$AR$34]"/>
        <table:named-expression table:name="離婚" table:base-cell-address="$遷徙.$A$1" table:expression="['file:///D:/123/c62/01.%E6%88%B6%E6%95%B8%E4%BA%BA%E5%8F%A3%E6%95%B8-101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7-06T13:55:15</meta:creation-date>
    <dc:creator>user</dc:creator>
    <dc:date>2012-07-06T13:56:09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